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c9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insert into employee values("Khuhsboo");<text:line-break/></text:p>
      <text:p text:style-name="P1">select* from employee;<text:line-break/></text:p>
      <text:p text:style-name="P1">insert into department(deptid,deptname,location) values<text:line-break/>(3,"","Lucknow");<text:line-break/></text:p>
      <text:p text:style-name="P1">desc department;<text:line-break/></text:p>
      <text:p text:style-name="P1">select * from department;<text:line-break/>select deptname from department;<text:line-break/>select deptname from department where deptid=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21:20:04.715000000</meta:creation-date>
    <dc:date>2021-09-13T21:20:32.712000000</dc:date>
    <meta:editing-duration>PT28S</meta:editing-duration>
    <meta:editing-cycles>1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5" meta:word-count="28" meta:character-count="261" meta:non-whitespace-character-count="233"/>
  </office:meta>
</office:document-meta>
</file>